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2000000DB2BF432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2cb" officeooo:paragraph-rsid="00134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aptura_25_20desde_25_202024-11-22_25_2012-45-53" draw:display-name="Captura%20desde%202024-11-22%2012-45-53" xlink:href="Pictures/1000000100000122000000DB2BF43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aptura_25_20desde_25_202024-11-22_25_2012-45-53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122000000DB2BF43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aptura_25_20desde_25_202024-11-22_25_2012-45-53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2:42:36.397819739</meta:creation-date>
    <dc:date>2024-11-22T12:48:49.300443689</dc:date>
    <meta:editing-duration>PT6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